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7.24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2" style:family="table-cell" style:parent-style-name="Default">
      <style:table-cell-properties fo:border-bottom="none" fo:border-left="none" fo:border-right="0.06pt solid #000000" fo:border-top="none"/>
      <style:map style:condition="cell-content()!=0" style:apply-style-name="Unbenannt1" style:base-cell-address="Tabelle1.A1"/>
      <style:map style:condition="cell-content()=0" style:apply-style-name="Accent" style:base-cell-address="Tabelle1.A1"/>
    </style:style>
    <style:style style:name="ce3" style:family="table-cell" style:parent-style-name="Default">
      <style:table-cell-properties fo:border-bottom="0.06pt solid #000000" fo:border-left="none" fo:border-right="none" fo:border-top="none"/>
      <style:map style:condition="cell-content()!=0" style:apply-style-name="Unbenannt2" style:base-cell-address="Tabelle1.B1"/>
    </style:style>
    <style:style style:name="ce4" style:family="table-cell" style:parent-style-name="Default">
      <style:map style:condition="cell-content()=0" style:apply-style-name="Bad" style:base-cell-address="Tabelle1.A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en_GB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btnPStory</text:p>
          </table:table-cell>
          <table:table-cell office:value-type="string" calcext:value-type="string">
            <text:p>Play Story</text:p>
          </table:table-cell>
          <table:table-cell office:value-type="string" calcext:value-type="string">
            <text:p>Geschich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PArcade</text:p>
          </table:table-cell>
          <table:table-cell office:value-type="string" calcext:value-type="string">
            <text:p>Play Arcade</text:p>
          </table:table-cell>
          <table:table-cell office:value-type="string" calcext:value-type="string">
            <text:p>Arka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PRogue</text:p>
          </table:table-cell>
          <table:table-cell office:value-type="string" calcext:value-type="string">
            <text:p>Play Rogue</text:p>
          </table:table-cell>
          <table:table-cell office:value-type="string" calcext:value-type="string">
            <text:p>Rogu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Option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Vorspan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Zurü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cs!</text:p>
          </table:table-cell>
          <table:table-cell office:value-type="string" calcext:value-type="string">
            <text:p>Coming Soon!</text:p>
          </table:table-cell>
          <table:table-cell office:value-type="string" calcext:value-type="string">
            <text:p>Bald Verfügbar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Lang</text:p>
          </table:table-cell>
          <table:table-cell office:value-type="string" calcext:value-type="string">
            <text:p>Languages:</text:p>
          </table:table-cell>
          <table:table-cell office:value-type="string" calcext:value-type="string">
            <text:p>Sprachen:</text:p>
          </table:table-cell>
          <table:table-cell office:value-type="string" calcext:value-type="string">
            <text:p>Tongues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nEN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Englis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DE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Deuts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ENGB</text:p>
          </table:table-cell>
          <table:table-cell office:value-type="string" calcext:value-type="string">
            <text:p>Bri’ish</text:p>
          </table:table-cell>
          <table:table-cell office:value-type="string" calcext:value-type="string">
            <text:p>Britis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Zippy</text:p>
          </table:table-cell>
          <table:table-cell office:value-type="string" calcext:value-type="string">
            <text:p>Zippy</text:p>
          </table:table-cell>
          <table:table-cell office:value-type="string" calcext:value-type="string">
            <text:p>Flo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Fas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chn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Normal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SMode</text:p>
          </table:table-cell>
          <table:table-cell office:value-type="string" calcext:value-type="string">
            <text:p>Speed Mode</text:p>
          </table:table-cell>
          <table:table-cell office:value-type="string" calcext:value-type="string">
            <text:p>Temp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l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bma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selSize</text:p>
          </table:table-cell>
          <table:table-cell office:value-type="string" calcext:value-type="string">
            <text:p>The length of the edges, higher values are more difficult and take more time!</text:p>
          </table:table-cell>
          <table:table-cell office:value-type="string" calcext:value-type="string">
            <text:p>Die Kantenlänge, größere felder sind schwerer und brauchen mehr Zeit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High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o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Medium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itt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Low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iedri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PopMode</text:p>
          </table:table-cell>
          <table:table-cell office:value-type="string" calcext:value-type="string">
            <text:p>Population Mode</text:p>
          </table:table-cell>
          <table:table-cell office:value-type="string" calcext:value-type="string">
            <text:p>Bestandsmod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Extreme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Extre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bDiffMode</text:p>
          </table:table-cell>
          <table:table-cell office:value-type="string" calcext:value-type="string">
            <text:p>Difficulty Mode</text:p>
          </table:table-cell>
          <table:table-cell office:value-type="string" calcext:value-type="string">
            <text:p>Schwierigkei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tn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Spiel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TB</text:p>
          </table:table-cell>
          <table:table-cell office:value-type="string" calcext:value-type="string">
            <text:p>ToolBox, a place for all your tools</text:p>
          </table:table-cell>
          <table:table-cell office:value-type="string" calcext:value-type="string">
            <text:p>Werkzeugkiste, ein ort für alle deine Werkzeuge</text:p>
          </table:table-cell>
          <table:table-cell table:number-columns-repeated="1021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abelle1.A1:Tabelle1.A1048576">
            <calcext:condition calcext:apply-style-name="Unbenannt1" calcext:value="!=0" calcext:base-cell-address="Tabelle1.A1"/>
            <calcext:condition calcext:apply-style-name="Accent" calcext:value="=0" calcext:base-cell-address="Tabelle1.A1"/>
          </calcext:conditional-format>
          <calcext:conditional-format calcext:target-range-address="Tabelle1.B1:Tabelle1.AMJ1">
            <calcext:condition calcext:apply-style-name="Unbenannt2" calcext:value="!=0" calcext:base-cell-address="Tabelle1.B1"/>
          </calcext:conditional-format>
          <calcext:conditional-format calcext:target-range-address="Tabelle1.B2:Tabelle1.AMJ1048576 Tabelle1.A1:Tabelle1.A1048576">
            <calcext:condition calcext:apply-style-name="Bad" calcext:value="=0" calcext:base-cell-address="Tabelle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MS PGothic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5eb91e"/>
    </style:style>
    <style:style style:name="Unbenannt2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00/00/00</text:date>, <text:time style:data-style-name="N2" text:time-value="13:32:12.15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28T13:22:31.528000000</meta:creation-date>
    <meta:generator>LibreOffice/6.1.3.2$Windows_X86_64 LibreOffice_project/86daf60bf00efa86ad547e59e09d6bb77c699acb</meta:generator>
    <dc:date>2024-08-29T10:44:33.313000000</dc:date>
    <meta:editing-duration>PT16H41M20S</meta:editing-duration>
    <meta:editing-cycles>14</meta:editing-cycles>
    <meta:document-statistic meta:table-count="1" meta:cell-count="80" meta:object-count="0"/>
  </office:meta>
</office:document-meta>
</file>